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5">
      <style:text-properties officeooo:rsid="0033fb57" officeooo:paragraph-rsid="000183fc"/>
    </style:style>
    <style:style style:name="P2" style:family="paragraph" style:parent-style-name="Standard">
      <style:text-properties officeooo:rsid="0033fb57" officeooo:paragraph-rsid="000183fc"/>
    </style:style>
    <style:style style:name="P3" style:family="paragraph" style:parent-style-name="Standard">
      <style:text-properties fo:font-weight="bold" officeooo:rsid="001d7742" officeooo:paragraph-rsid="000183fc" style:font-weight-asian="bold" style:font-weight-complex="bold"/>
    </style:style>
    <style:style style:name="P4" style:family="paragraph" style:parent-style-name="Standard">
      <style:text-properties fo:font-weight="bold" officeooo:rsid="00204a80" officeooo:paragraph-rsid="000183fc" style:font-weight-asian="bold" style:font-weight-complex="bold"/>
    </style:style>
    <style:style style:name="P5" style:family="paragraph" style:parent-style-name="Standard" style:list-style-name="L2">
      <style:text-properties officeooo:rsid="001d7742" officeooo:paragraph-rsid="000183fc"/>
    </style:style>
    <style:style style:name="P6" style:family="paragraph" style:parent-style-name="Standard">
      <style:text-properties officeooo:rsid="001d7742" officeooo:paragraph-rsid="000183fc"/>
    </style:style>
    <style:style style:name="P7" style:family="paragraph" style:parent-style-name="Standard">
      <style:text-properties officeooo:rsid="002ddecc" officeooo:paragraph-rsid="000183fc"/>
    </style:style>
    <style:style style:name="P8" style:family="paragraph" style:parent-style-name="Standard" style:list-style-name="L2">
      <style:text-properties officeooo:paragraph-rsid="000183fc"/>
    </style:style>
    <style:style style:name="P9" style:family="paragraph" style:parent-style-name="Standard" style:list-style-name="L2">
      <style:text-properties officeooo:rsid="001ef456" officeooo:paragraph-rsid="000183fc"/>
    </style:style>
    <style:style style:name="P10" style:family="paragraph" style:parent-style-name="Standard">
      <style:text-properties officeooo:rsid="001ef456" officeooo:paragraph-rsid="000183fc"/>
    </style:style>
    <style:style style:name="P11" style:family="paragraph" style:parent-style-name="Standard">
      <style:text-properties fo:color="#2a6099" officeooo:rsid="001f9562" officeooo:paragraph-rsid="000183fc"/>
    </style:style>
    <style:style style:name="P12" style:family="paragraph" style:parent-style-name="Standard">
      <style:text-properties fo:color="#2a6099" officeooo:rsid="0029658f" officeooo:paragraph-rsid="000183fc"/>
    </style:style>
    <style:style style:name="P13" style:family="paragraph" style:parent-style-name="Standard">
      <style:text-properties fo:color="#2a6099" officeooo:rsid="0011c5c9" officeooo:paragraph-rsid="000183fc"/>
    </style:style>
    <style:style style:name="P14" style:family="paragraph" style:parent-style-name="Standard" style:list-style-name="L4">
      <style:text-properties officeooo:rsid="001f9562" officeooo:paragraph-rsid="000183fc"/>
    </style:style>
    <style:style style:name="P15" style:family="paragraph" style:parent-style-name="Standard">
      <style:text-properties officeooo:rsid="001f9562" officeooo:paragraph-rsid="000183fc"/>
    </style:style>
    <style:style style:name="P16" style:family="paragraph" style:parent-style-name="Standard">
      <style:text-properties officeooo:rsid="0033184a" officeooo:paragraph-rsid="000183fc"/>
    </style:style>
    <style:style style:name="P17" style:family="paragraph" style:parent-style-name="Standard" style:list-style-name="L4">
      <style:text-properties officeooo:rsid="0020b724" officeooo:paragraph-rsid="000183fc"/>
    </style:style>
    <style:style style:name="P18" style:family="paragraph" style:parent-style-name="Standard">
      <style:text-properties officeooo:rsid="0020b724" officeooo:paragraph-rsid="000183fc"/>
    </style:style>
    <style:style style:name="P19" style:family="paragraph" style:parent-style-name="Standard" style:list-style-name="L4">
      <style:text-properties officeooo:rsid="0026cce2" officeooo:paragraph-rsid="000183fc"/>
    </style:style>
    <style:style style:name="P20" style:family="paragraph" style:parent-style-name="Standard">
      <style:text-properties officeooo:rsid="0026cce2" officeooo:paragraph-rsid="000183fc"/>
    </style:style>
    <style:style style:name="P21" style:family="paragraph" style:parent-style-name="Standard" style:list-style-name="L4">
      <style:text-properties officeooo:rsid="002facc8" officeooo:paragraph-rsid="000183fc"/>
    </style:style>
    <style:style style:name="P22" style:family="paragraph" style:parent-style-name="Standard" style:list-style-name="L4">
      <style:text-properties officeooo:rsid="003266cb" officeooo:paragraph-rsid="000183fc"/>
    </style:style>
    <style:style style:name="P23" style:family="paragraph" style:parent-style-name="Standard" style:list-style-name="L4">
      <style:text-properties officeooo:rsid="002565d7" officeooo:paragraph-rsid="000183fc"/>
    </style:style>
    <style:style style:name="P24" style:family="paragraph" style:parent-style-name="Standard">
      <style:text-properties fo:color="#c9211e" officeooo:rsid="0033184a" officeooo:paragraph-rsid="000183fc"/>
    </style:style>
    <style:style style:name="P25" style:family="paragraph" style:parent-style-name="Standard">
      <style:text-properties fo:color="#c9211e" officeooo:rsid="00220888" officeooo:paragraph-rsid="000183fc"/>
    </style:style>
    <style:style style:name="P26" style:family="paragraph" style:parent-style-name="Standard">
      <style:text-properties fo:color="#c9211e" officeooo:rsid="0020184d" officeooo:paragraph-rsid="000183fc"/>
    </style:style>
    <style:style style:name="P27" style:family="paragraph" style:parent-style-name="Standard">
      <style:text-properties fo:color="#c9211e" officeooo:rsid="0022a709" officeooo:paragraph-rsid="000183fc"/>
    </style:style>
    <style:style style:name="P28" style:family="paragraph" style:parent-style-name="Standard">
      <style:text-properties officeooo:rsid="002b712d" officeooo:paragraph-rsid="000183fc"/>
    </style:style>
    <style:style style:name="P29" style:family="paragraph" style:parent-style-name="Standard">
      <style:text-properties officeooo:rsid="0011c5c9" officeooo:paragraph-rsid="000183fc"/>
    </style:style>
    <style:style style:name="P30" style:family="paragraph" style:parent-style-name="Standard">
      <style:text-properties officeooo:rsid="00138d7a" officeooo:paragraph-rsid="000183fc"/>
    </style:style>
    <style:style style:name="P31" style:family="paragraph" style:parent-style-name="Standard">
      <style:text-properties officeooo:rsid="00161f0a" officeooo:paragraph-rsid="000183fc"/>
    </style:style>
    <style:style style:name="P32" style:family="paragraph" style:parent-style-name="Standard" style:list-style-name="L6">
      <style:text-properties officeooo:rsid="00164281" officeooo:paragraph-rsid="000183fc"/>
    </style:style>
    <style:style style:name="P33" style:family="paragraph" style:parent-style-name="Standard">
      <style:text-properties officeooo:rsid="00164281" officeooo:paragraph-rsid="000183fc"/>
    </style:style>
    <style:style style:name="P34" style:family="paragraph" style:parent-style-name="Standard">
      <style:text-properties officeooo:rsid="001b7a0e" officeooo:paragraph-rsid="000183fc"/>
    </style:style>
    <style:style style:name="P35" style:family="paragraph" style:parent-style-name="Standard" style:list-style-name="L12">
      <style:text-properties officeooo:rsid="002c5446" officeooo:paragraph-rsid="000183fc"/>
    </style:style>
    <style:style style:name="P36" style:family="paragraph" style:parent-style-name="Standard">
      <style:text-properties officeooo:rsid="002c5446" officeooo:paragraph-rsid="000183fc"/>
    </style:style>
    <style:style style:name="P37" style:family="paragraph" style:parent-style-name="Standard">
      <style:text-properties fo:color="#00a933" officeooo:rsid="0017f2a8" officeooo:paragraph-rsid="000183fc"/>
    </style:style>
    <style:style style:name="P38" style:family="paragraph" style:parent-style-name="Standard">
      <style:text-properties fo:color="#00a933" officeooo:rsid="0027b25d" officeooo:paragraph-rsid="000183fc"/>
    </style:style>
    <style:style style:name="P39" style:family="paragraph" style:parent-style-name="Standard">
      <style:text-properties fo:color="#00a933" officeooo:rsid="0015bd69" officeooo:paragraph-rsid="000183fc"/>
    </style:style>
    <style:style style:name="P40" style:family="paragraph" style:parent-style-name="Standard">
      <style:text-properties fo:color="#00a933" officeooo:rsid="00204a80" officeooo:paragraph-rsid="000183fc"/>
    </style:style>
    <style:style style:name="P41" style:family="paragraph" style:parent-style-name="Standard" style:list-style-name="L10">
      <style:text-properties officeooo:rsid="0017f2a8" officeooo:paragraph-rsid="000183fc"/>
    </style:style>
    <style:style style:name="P42" style:family="paragraph" style:parent-style-name="Standard" style:list-style-name="L10">
      <style:text-properties officeooo:rsid="00198533" officeooo:paragraph-rsid="000183fc"/>
    </style:style>
    <style:style style:name="P43" style:family="paragraph" style:parent-style-name="Standard" style:list-style-name="L11">
      <style:text-properties officeooo:rsid="001ba175" officeooo:paragraph-rsid="000183fc"/>
    </style:style>
    <style:style style:name="P44" style:family="paragraph" style:parent-style-name="Standard">
      <style:text-properties officeooo:rsid="001ba175" officeooo:paragraph-rsid="000183fc"/>
    </style:style>
    <style:style style:name="P45" style:family="paragraph" style:parent-style-name="Standard" style:list-style-name="L11">
      <style:text-properties officeooo:rsid="001f05c6" officeooo:paragraph-rsid="000183fc"/>
    </style:style>
    <style:style style:name="P46" style:family="paragraph" style:parent-style-name="Standard">
      <style:text-properties officeooo:rsid="001f05c6" officeooo:paragraph-rsid="000183fc"/>
    </style:style>
    <style:style style:name="P47" style:family="paragraph" style:parent-style-name="Standard" style:list-style-name="L11">
      <style:text-properties officeooo:rsid="001d0970" officeooo:paragraph-rsid="000183fc"/>
    </style:style>
    <style:style style:name="P48" style:family="paragraph" style:parent-style-name="Standard">
      <style:text-properties officeooo:rsid="0022a709" officeooo:paragraph-rsid="000183fc"/>
    </style:style>
    <style:style style:name="P49" style:family="paragraph" style:parent-style-name="Standard">
      <style:text-properties officeooo:rsid="0020184d" officeooo:paragraph-rsid="000183fc"/>
    </style:style>
    <style:style style:name="P50" style:family="paragraph" style:parent-style-name="Standard">
      <style:text-properties officeooo:rsid="002f9c20" officeooo:paragraph-rsid="000183fc"/>
    </style:style>
    <style:style style:name="P51" style:family="paragraph" style:parent-style-name="Standard">
      <style:text-properties officeooo:rsid="002a13eb" officeooo:paragraph-rsid="000183fc"/>
    </style:style>
    <style:style style:name="P52" style:family="paragraph" style:parent-style-name="Standard">
      <style:text-properties officeooo:rsid="00294882" officeooo:paragraph-rsid="000183fc"/>
    </style:style>
    <style:style style:name="P53" style:family="paragraph" style:parent-style-name="Standard" style:list-style-name="L12">
      <style:text-properties officeooo:paragraph-rsid="000183fc"/>
    </style:style>
    <style:style style:name="P54" style:family="paragraph" style:parent-style-name="Standard">
      <style:text-properties officeooo:paragraph-rsid="000183fc"/>
    </style:style>
    <style:style style:name="P55" style:family="paragraph" style:parent-style-name="Standard" style:list-style-name="L18">
      <style:text-properties officeooo:rsid="001c07f4" officeooo:paragraph-rsid="000183fc"/>
    </style:style>
    <style:style style:name="P56" style:family="paragraph" style:parent-style-name="Standard" style:list-style-name="L19">
      <style:text-properties officeooo:rsid="001c07f4" officeooo:paragraph-rsid="000183fc"/>
    </style:style>
    <style:style style:name="P57" style:family="paragraph" style:parent-style-name="Standard">
      <style:text-properties officeooo:rsid="001c07f4" officeooo:paragraph-rsid="000183fc"/>
    </style:style>
    <style:style style:name="P58" style:family="paragraph" style:parent-style-name="Standard" style:list-style-name="L13">
      <style:text-properties officeooo:rsid="0015bd69" officeooo:paragraph-rsid="000183fc"/>
    </style:style>
    <style:style style:name="P59" style:family="paragraph" style:parent-style-name="Standard" style:list-style-name="L17">
      <style:text-properties officeooo:rsid="0016843d" officeooo:paragraph-rsid="000183fc"/>
    </style:style>
    <style:style style:name="P60" style:family="paragraph" style:parent-style-name="Standard" style:list-style-name="L18">
      <style:text-properties officeooo:rsid="0016843d" officeooo:paragraph-rsid="000183fc"/>
    </style:style>
    <style:style style:name="P61" style:family="paragraph" style:parent-style-name="Standard">
      <style:text-properties officeooo:rsid="0016843d" officeooo:paragraph-rsid="000183fc"/>
    </style:style>
    <style:style style:name="P62" style:family="paragraph" style:parent-style-name="Standard" style:list-style-name="L17">
      <style:text-properties officeooo:rsid="00179db3" officeooo:paragraph-rsid="000183fc"/>
    </style:style>
    <style:style style:name="P63" style:family="paragraph" style:parent-style-name="Standard" style:list-style-name="L18">
      <style:text-properties officeooo:rsid="00179db3" officeooo:paragraph-rsid="000183fc"/>
    </style:style>
    <style:style style:name="P64" style:family="paragraph" style:parent-style-name="Standard">
      <style:text-properties officeooo:rsid="00179db3" officeooo:paragraph-rsid="000183fc"/>
    </style:style>
    <style:style style:name="P65" style:family="paragraph" style:parent-style-name="Standard" style:list-style-name="L18">
      <style:text-properties officeooo:rsid="001889ad" officeooo:paragraph-rsid="000183fc"/>
    </style:style>
    <style:style style:name="P66" style:family="paragraph" style:parent-style-name="Standard" style:list-style-name="L19">
      <style:text-properties officeooo:rsid="001a67ff" officeooo:paragraph-rsid="000183fc"/>
    </style:style>
    <style:style style:name="P67" style:family="paragraph" style:parent-style-name="Standard">
      <style:text-properties officeooo:rsid="001a67ff" officeooo:paragraph-rsid="000183fc"/>
    </style:style>
    <style:style style:name="P68" style:family="paragraph" style:parent-style-name="Standard" style:list-style-name="L21">
      <style:text-properties officeooo:rsid="0020f1af" officeooo:paragraph-rsid="000183fc"/>
    </style:style>
    <style:style style:name="P69" style:family="paragraph" style:parent-style-name="Standard" style:list-style-name="L24">
      <style:text-properties officeooo:rsid="0020f1af" officeooo:paragraph-rsid="000183fc"/>
    </style:style>
    <style:style style:name="P70" style:family="paragraph" style:parent-style-name="Standard" style:list-style-name="L26">
      <style:text-properties officeooo:rsid="0020f1af" officeooo:paragraph-rsid="000183fc"/>
    </style:style>
    <style:style style:name="P71" style:family="paragraph" style:parent-style-name="Standard" style:list-style-name="L21">
      <style:text-properties officeooo:rsid="00204a80" officeooo:paragraph-rsid="000183fc"/>
    </style:style>
    <style:style style:name="P72" style:family="paragraph" style:parent-style-name="Standard" style:list-style-name="L24">
      <style:text-properties officeooo:rsid="00204a80" officeooo:paragraph-rsid="000183fc"/>
    </style:style>
    <style:style style:name="P73" style:family="paragraph" style:parent-style-name="Standard" style:list-style-name="L25">
      <style:text-properties officeooo:rsid="00204a80" officeooo:paragraph-rsid="000183fc"/>
    </style:style>
    <style:style style:name="P74" style:family="paragraph" style:parent-style-name="Standard" style:list-style-name="L26">
      <style:text-properties officeooo:rsid="00204a80" officeooo:paragraph-rsid="000183fc"/>
    </style:style>
    <style:style style:name="P75" style:family="paragraph" style:parent-style-name="Standard">
      <style:text-properties officeooo:rsid="00204a80" officeooo:paragraph-rsid="000183fc"/>
    </style:style>
    <style:style style:name="P76" style:family="paragraph" style:parent-style-name="Standard">
      <style:text-properties officeooo:rsid="00227485" officeooo:paragraph-rsid="000183fc"/>
    </style:style>
    <style:style style:name="P77" style:family="paragraph" style:parent-style-name="Standard">
      <style:paragraph-properties fo:break-before="page"/>
      <style:text-properties officeooo:rsid="002ddecc" officeooo:paragraph-rsid="000183fc"/>
    </style:style>
    <style:style style:name="P78" style:family="paragraph" style:parent-style-name="Standard">
      <style:paragraph-properties fo:break-before="page"/>
      <style:text-properties officeooo:rsid="0033184a" officeooo:paragraph-rsid="000183fc"/>
    </style:style>
    <style:style style:name="P79" style:family="paragraph" style:parent-style-name="Standard">
      <style:paragraph-properties fo:break-before="page"/>
      <style:text-properties fo:font-weight="bold" officeooo:rsid="0033fb57" officeooo:paragraph-rsid="000183fc" style:font-weight-asian="bold" style:font-weight-complex="bold"/>
    </style:style>
    <style:style style:name="P80" style:family="paragraph" style:parent-style-name="Standard">
      <style:paragraph-properties fo:break-before="page"/>
      <style:text-properties fo:font-weight="bold" officeooo:rsid="0011c5c9" officeooo:paragraph-rsid="000183fc" style:font-weight-asian="bold" style:font-weight-complex="bold"/>
    </style:style>
    <style:style style:name="P81" style:family="paragraph" style:parent-style-name="Standard">
      <style:paragraph-properties fo:break-before="page"/>
      <style:text-properties fo:font-weight="bold" officeooo:rsid="00204a80" officeooo:paragraph-rsid="000183fc" style:font-weight-asian="bold" style:font-weight-complex="bold"/>
    </style:style>
    <style:style style:name="P82" style:family="paragraph" style:parent-style-name="Standard">
      <style:paragraph-properties fo:break-before="page"/>
      <style:text-properties officeooo:rsid="001ba175" officeooo:paragraph-rsid="000183fc"/>
    </style:style>
    <style:style style:name="P83" style:family="paragraph" style:parent-style-name="Standard">
      <style:paragraph-properties fo:break-before="page"/>
      <style:text-properties officeooo:rsid="001a67ff" officeooo:paragraph-rsid="000183fc"/>
    </style:style>
    <style:style style:name="P84" style:family="paragraph" style:parent-style-name="Standard">
      <style:paragraph-properties fo:break-before="page"/>
      <style:text-properties officeooo:paragraph-rsid="000183fc"/>
    </style:style>
    <style:style style:name="T1" style:family="text">
      <style:text-properties officeooo:rsid="002a0619"/>
    </style:style>
    <style:style style:name="T2" style:family="text">
      <style:text-properties officeooo:rsid="00342631"/>
    </style:style>
    <style:style style:name="T3" style:family="text">
      <style:text-properties officeooo:rsid="003a54a1"/>
    </style:style>
    <style:style style:name="T4" style:family="text">
      <style:text-properties officeooo:rsid="003c0a03"/>
    </style:style>
    <style:style style:name="T5" style:family="text">
      <style:text-properties officeooo:rsid="001d7742"/>
    </style:style>
    <style:style style:name="T6" style:family="text">
      <style:text-properties officeooo:rsid="001f9562"/>
    </style:style>
    <style:style style:name="T7" style:family="text">
      <style:text-properties officeooo:rsid="002debb9"/>
    </style:style>
    <style:style style:name="T8" style:family="text">
      <style:text-properties officeooo:rsid="002ddecc"/>
    </style:style>
    <style:style style:name="T9" style:family="text">
      <style:text-properties fo:color="#c9211e"/>
    </style:style>
    <style:style style:name="T10" style:family="text">
      <style:text-properties fo:color="#c9211e" officeooo:rsid="002debb9"/>
    </style:style>
    <style:style style:name="T11" style:family="text">
      <style:text-properties fo:color="#c9211e" officeooo:rsid="00363225"/>
    </style:style>
    <style:style style:name="T12" style:family="text">
      <style:text-properties fo:color="#c9211e" officeooo:rsid="0033184a"/>
    </style:style>
    <style:style style:name="T13" style:family="text">
      <style:text-properties fo:color="#c9211e" officeooo:rsid="002facc8"/>
    </style:style>
    <style:style style:name="T14" style:family="text">
      <style:text-properties fo:color="#c9211e" officeooo:rsid="00294882"/>
    </style:style>
    <style:style style:name="T15" style:family="text">
      <style:text-properties officeooo:rsid="003266cb"/>
    </style:style>
    <style:style style:name="T16" style:family="text">
      <style:text-properties officeooo:rsid="003813ce"/>
    </style:style>
    <style:style style:name="T17" style:family="text">
      <style:text-properties style:font-name="sans-serif" fo:font-size="12pt"/>
    </style:style>
    <style:style style:name="T18" style:family="text">
      <style:text-properties officeooo:rsid="003997eb"/>
    </style:style>
    <style:style style:name="T19" style:family="text">
      <style:text-properties officeooo:rsid="001ef456"/>
    </style:style>
    <style:style style:name="T20" style:family="text">
      <style:text-properties officeooo:rsid="002a8294"/>
    </style:style>
    <style:style style:name="T21" style:family="text">
      <style:text-properties officeooo:rsid="0026cce2"/>
    </style:style>
    <style:style style:name="T22" style:family="text">
      <style:text-properties officeooo:rsid="002beb67"/>
    </style:style>
    <style:style style:name="T23" style:family="text">
      <style:text-properties officeooo:rsid="0020b724"/>
    </style:style>
    <style:style style:name="T24" style:family="text">
      <style:text-properties officeooo:rsid="002bcb63"/>
    </style:style>
    <style:style style:name="T25" style:family="text">
      <style:text-properties officeooo:rsid="002565d7"/>
    </style:style>
    <style:style style:name="T26" style:family="text">
      <style:text-properties officeooo:rsid="002facc8"/>
    </style:style>
    <style:style style:name="T27" style:family="text">
      <style:text-properties officeooo:rsid="00228160"/>
    </style:style>
    <style:style style:name="T28" style:family="text">
      <style:text-properties officeooo:rsid="00240987"/>
    </style:style>
    <style:style style:name="T29" style:family="text">
      <style:text-properties officeooo:rsid="00357289"/>
    </style:style>
    <style:style style:name="T30" style:family="text">
      <style:text-properties officeooo:rsid="0033184a"/>
    </style:style>
    <style:style style:name="T31" style:family="text">
      <style:text-properties officeooo:rsid="003a07a4"/>
    </style:style>
    <style:style style:name="T32" style:family="text">
      <style:text-properties officeooo:rsid="00375bfa"/>
    </style:style>
    <style:style style:name="T33" style:family="text">
      <style:text-properties officeooo:rsid="0029658f"/>
    </style:style>
    <style:style style:name="T34" style:family="text">
      <style:text-properties officeooo:rsid="0012a98b"/>
    </style:style>
    <style:style style:name="T35" style:family="text">
      <style:text-properties officeooo:rsid="0014cca0"/>
    </style:style>
    <style:style style:name="T36" style:family="text">
      <style:text-properties officeooo:rsid="00161f0a"/>
    </style:style>
    <style:style style:name="T37" style:family="text">
      <style:text-properties officeooo:rsid="0017ce43"/>
    </style:style>
    <style:style style:name="T38" style:family="text">
      <style:text-properties fo:color="#00a933"/>
    </style:style>
    <style:style style:name="T39" style:family="text">
      <style:text-properties fo:color="#00a933" officeooo:rsid="0015bd69"/>
    </style:style>
    <style:style style:name="T40" style:family="text">
      <style:text-properties fo:color="#00a933" officeooo:rsid="002bf16a"/>
    </style:style>
    <style:style style:name="T41" style:family="text">
      <style:text-properties fo:color="#00a933" officeooo:rsid="0016843d"/>
    </style:style>
    <style:style style:name="T42" style:family="text">
      <style:text-properties fo:color="#00a933" officeooo:rsid="001a67ff"/>
    </style:style>
    <style:style style:name="T43" style:family="text">
      <style:text-properties officeooo:rsid="00164281"/>
    </style:style>
    <style:style style:name="T44" style:family="text">
      <style:text-properties officeooo:rsid="002db7ff"/>
    </style:style>
    <style:style style:name="T45" style:family="text">
      <style:text-properties officeooo:rsid="0017f2a8"/>
    </style:style>
    <style:style style:name="T46" style:family="text">
      <style:text-properties officeooo:rsid="00198533"/>
    </style:style>
    <style:style style:name="T47" style:family="text">
      <style:text-properties officeooo:rsid="001ba175"/>
    </style:style>
    <style:style style:name="T48" style:family="text">
      <style:text-properties officeooo:rsid="001f05c6"/>
    </style:style>
    <style:style style:name="T49" style:family="text">
      <style:text-properties officeooo:rsid="001d0970"/>
    </style:style>
    <style:style style:name="T50" style:family="text">
      <style:text-properties officeooo:rsid="002477b5"/>
    </style:style>
    <style:style style:name="T51" style:family="text">
      <style:text-properties officeooo:rsid="002c5446"/>
    </style:style>
    <style:style style:name="T52" style:family="text">
      <style:text-properties officeooo:rsid="002cf38b"/>
    </style:style>
    <style:style style:name="T53" style:family="text">
      <style:text-properties officeooo:rsid="001f5ca4"/>
    </style:style>
    <style:style style:name="T54" style:family="text">
      <style:text-properties officeooo:rsid="002a13eb"/>
    </style:style>
    <style:style style:name="T55" style:family="text">
      <style:text-properties officeooo:rsid="0023d9dd"/>
    </style:style>
    <style:style style:name="T56" style:family="text">
      <style:text-properties officeooo:rsid="0025ffa0"/>
    </style:style>
    <style:style style:name="T57" style:family="text">
      <style:text-properties officeooo:rsid="0028c0eb"/>
    </style:style>
    <style:style style:name="T58" style:family="text">
      <style:text-properties officeooo:rsid="00294882"/>
    </style:style>
    <style:style style:name="T59" style:family="text">
      <style:text-properties officeooo:rsid="002b712d"/>
    </style:style>
    <style:style style:name="T60" style:family="text">
      <style:text-properties fo:font-weight="bold" officeooo:rsid="0015bd69" style:font-weight-asian="bold" style:font-weight-complex="bold"/>
    </style:style>
    <style:style style:name="T61" style:family="text">
      <style:text-properties fo:font-weight="bold" officeooo:rsid="001d7742" style:font-weight-asian="bold" style:font-weight-complex="bold"/>
    </style:style>
    <style:style style:name="T62" style:family="text">
      <style:text-properties officeooo:rsid="0015bd69"/>
    </style:style>
    <style:style style:name="T63" style:family="text">
      <style:text-properties officeooo:rsid="00179db3"/>
    </style:style>
    <style:style style:name="T64" style:family="text">
      <style:text-properties officeooo:rsid="001c07f4"/>
    </style:style>
    <style:style style:name="T65" style:family="text">
      <style:text-properties officeooo:rsid="001889ad"/>
    </style:style>
    <style:style style:name="T66" style:family="text">
      <style:text-properties officeooo:rsid="0020f1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ction structure:</text:p>
      <text:p text:style-name="P6"/>
      <text:p text:style-name="P7">Intro Part 1 – Background of GW PE (w/ equations)</text:p>
      <text:p text:style-name="P6"/>
      <text:list xml:id="list2203973048" text:style-name="L2">
        <text:list-item>
          <text:p text:style-name="P5">Intro GWs</text:p>
        </text:list-item>
        <text:list-item>
          <text:p text:style-name="P5">Intro detection pipeline <text:span text:style-name="T1">(macthed filter searches etc)</text:span></text:p>
        </text:list-item>
        <text:list-item>
          <text:p text:style-name="P5">Intro PE <text:span text:style-name="T2">(Include a table defining the 15 params) [Param;symbol;description]</text:span></text:p>
        </text:list-item>
        <text:list-item>
          <text:p text:style-name="P5">Intro Bayesian Stats (brief and specific) – <text:span text:style-name="T3">Introduce Bayesian stats conceptually, bayesian inference numerical and quickly into the framework that allows it LALinference {cite} and BILBY {cite}. </text:span><text:span text:style-name="T4">Talk about evdience here like in hunter’s paper and why that is useful breifly – use for model selection.</text:span></text:p>
        </text:list-item>
        <text:list-item>
          <text:p text:style-name="P8"><text:span text:style-name="T5">Intro old inference methods (likelihood eqn – from michael’s paper, or bilby notes (ref bilby software) and why they are so slow (table with speds form hunter’s paper,</text:span><text:span text:style-name="T6">add NessAI speed too.</text:span><text:span text:style-name="T5">), also introduce software/algorithms to speed them (no DL for now</text:span><text:span text:style-name="T1">) (when discussing how they work talk about modelled waveform banks such as IMRP</text:span><text:span text:style-name="T7">h</text:span><text:span text:style-name="T1">enom</text:span><text:span text:style-name="T7">v2</text:span><text:span text:style-name="T1"> etc and give citations)) </text:span><text:span text:style-name="T8">Note, these old methods are well establsihed and shown to be accurate, that’s why we can use the, as a reference for our target posterior (use same notation throughout for target and proposal) </text:span><text:span text:style-name="T10">(comparative feature 1) </text:span><text:span text:style-name="T15">Talk about how NS is very versatile in getting liklihoods, log evidence and Bayes factors which are useful for...BLANK (this foreshadows are need for this, and can introduce the cucrent vit lims compared to this) </text:span><text:span text:style-name="T16">Need to list our specific waveform gen here, </text:span><text:span text:style-name="T5">IMRPhenomPv2', </text:span><text:span text:style-name="T16">can list some wvaeforms gens here and link them to the ones used in OzGrav paper, IMRPhenomD, </text:span><text:span text:style-name="T17">NRHybSur3dq8 </text:span><text:span text:style-name="T18">are the two OzGrav waveofrms – so at least mention those 3 </text:span></text:p>
        </text:list-item>
      </text:list>
      <text:p text:style-name="P7"/>
      <text:p text:style-name="P77">Intro Part 2 – Motivate specifics/examples of DL implementations</text:p>
      <text:p text:style-name="P6"/>
      <text:list xml:id="list131559630617090" text:continue-numbering="true" text:style-name="L2">
        <text:list-item>
          <text:p text:style-name="P9">Motivate this speed being a problem by introducing MMA</text:p>
        </text:list-item>
        <text:list-item>
          <text:p text:style-name="P9">Intro that DL implementations for a lot of the pipeline, sky searches,</text:p>
        </text:list-item>
        <text:list-item>
          <text:p text:style-name="P9">Intro in particulat for PE</text:p>
        </text:list-item>
        <text:list-item>
          <text:p text:style-name="P9">Intro some software uses DL to enhance old methods (nessai, add another ref)</text:p>
        </text:list-item>
        <text:list-item>
          <text:p text:style-name="P8"><text:span text:style-name="T19">We propose using Deep learning to completely replace the old methods to increase speeds by up tp 8 orders of mag (cite hunter’s paper </text:span><text:span text:style-name="T11">INTRO HUNTER’S PAPER AS PAPER 1.</text:span><text:span text:style-name="T19">) </text:span><text:span text:style-name="T20">vy cirnumventing these likelihoods cals using deep-learning to learn the posterior directly</text:span><text:span text:style-name="T19"> </text:span><text:span text:style-name="T20">by </text:span><text:span text:style-name="T21">technique called </text:span><text:span text:style-name="T22">LFI</text:span><text:span text:style-name="T21"> </text:span><text:span text:style-name="T20">{cite jason lit rev.}</text:span><text:span text:style-name="T21">.</text:span></text:p>
        </text:list-item>
      </text:list>
      <text:p text:style-name="P10"/>
      <text:p text:style-name="P11">Up until this point there has been no specoifics of DL method/architecture, just ‘DL’ the comparitive nature has come from the old mnethods, and more modern version of old methods.</text:p>
      <text:p text:style-name="P11">Now we go on to compare more specifics (do I save all monte equations for methods - <text:span text:style-name="T21">YES</text:span>)</text:p>
      <text:p text:style-name="P15"/>
      <text:p text:style-name="P16"/>
      <text:p text:style-name="P78">Intro Part 3 – Introduce DL and Vitamin</text:p>
      <text:p text:style-name="P15"/>
      <text:list xml:id="list2250870234" text:style-name="L4">
        <text:list-item>
          <text:p text:style-name="P14">Intro DL <text:span text:style-name="T23">as a whole </text:span><text:span text:style-name="T21">(lots of refs), </text:span><text:span text:style-name="T2">define the term hyperparams (as I use them later in the training model section of methods)</text:span></text:p>
        </text:list-item>
        <text:list-item>
          <text:p text:style-name="P17">Intro gen models <text:span text:style-name="T21">(what is their purpose) , </text:span><text:span text:style-name="T24">gen models can be used for LFI </text:span><text:span text:style-name="T12">(</text:span><text:span text:style-name="T13">The tools are Deep Generative models and the technique/task is approximate inference.</text:span><text:span text:style-name="T12">)</text:span></text:p>
        </text:list-item>
        <text:list-item>
          <text:p text:style-name="P17">Intro comparison of gen models form gen model paper, <text:s/>main two being flows and autoencoders. <text:span text:style-name="T21">WHY – have flows/VAEs been used commonly in GW inference...</text:span></text:p>
        </text:list-item>
        <text:list-item>
          <text:p text:style-name="P17">Intro that other papers have shown flows (brief intro of flows) does a good job (nessai and stephen green, <text:span text:style-name="T25">include their timings in the time table – </text:span><text:span text:style-name="T26">defos x2</text:span>), <text:span text:style-name="T26">however, we decideed to go with CVAE due to *BLANK* ← get from the gen model paper </text:span><text:span text:style-name="T10">(comparative feature </text:span><text:span text:style-name="T13">2</text:span><text:span text:style-name="T10">)</text:span></text:p>
        </text:list-item>
        <text:list-item>
          <text:p text:style-name="P17">State we have gone with a type of AE that is well suited <text:span text:style-name="T27">for signal processing (link to gen model paper – directly compare GANs,flows and Aes – need to find a GAN PE paper thern! - </text:span><text:span text:style-name="T28">can’t find paper on GANs so might not need a table to compare, just compare it in prose and use the gen model paper as a ref!</text:span><text:span text:style-name="T27">) </text:span><text:span text:style-name="T29">(state that we go into more detail </text:span></text:p>
        </text:list-item>
        <text:list-item>
          <text:p text:style-name="P17"><text:span text:style-name="T28">Intro what a AE then VAE then CVAE is, then keep specific eqns from hunter’s (not training – keep training for method sections (a) – also keep all monte equations for the methodology section – </text:span><text:span text:style-name="T25">link to vit_flow fig</text:span><text:span text:style-name="T28">) – </text:span><text:span text:style-name="T30">LFI</text:span><text:span text:style-name="T25"> is a technique.</text:span></text:p>
        </text:list-item>
      </text:list>
      <text:p text:style-name="P18"/>
      <text:p text:style-name="P16"/>
      <text:p text:style-name="P78">Intro Part 4 – Vit limitations, intro our methods, their significance and signpost rest of paper!</text:p>
      <text:p text:style-name="P16"/>
      <text:list xml:id="list131559667102516" text:continue-numbering="true" text:style-name="L4">
        <text:list-item>
          <text:p text:style-name="P17"><text:span text:style-name="T25">Talk about vit in a comparitive/critical manner – how fast it is compared to other methods </text:span><text:span text:style-name="T21">(direct comparison to green (cite))</text:span><text:span text:style-name="T10">(comparative feature </text:span><text:span text:style-name="T13">2 (again)</text:span><text:span text:style-name="T10">)</text:span><text:span text:style-name="T21"> </text:span><text:span text:style-name="T25">(link to that table- the table should have a divider between DL and non-DL approachesa) – its limitations in versatility and explainability</text:span></text:p>
        </text:list-item>
        <text:list-item>
          <text:p text:style-name="P19">To improve its limitations verstaility we <text:span text:style-name="T26">present a novel</text:span> method of e<text:span text:style-name="T26">stimating</text:span> likelihood values <text:span text:style-name="T26">of the proposal posterior samples using Monte Carlo methods.</text:span></text:p>
        </text:list-item>
        <text:list-item>
          <text:p text:style-name="P21">Once these likleihoods are estimated, we can use them to improve the results of vit and increase its functionality from merely modelling the posterior. </text:p>
        </text:list-item>
        <text:list-item>
          <text:p text:style-name="P22">A particularly useful application technique is likelihood reweighting using a technique called SIR <text:span text:style-name="T31">{cite SIR1}</text:span> which was shown by {cite OzGrav} to be effecitve in genertive samples from our target posterior. <text:s/><text:span text:style-name="T20">(in conc </text:span>discus how effecitvely it worked for us<text:span text:style-name="T20">, then discu other applications evidence calcs for model selection etc. </text:span><text:span text:style-name="T9">Need to research why we want Bayes factor/evidence and what its used for and why its useful!</text:span><text:span text:style-name="T20">) </text:span><text:span text:style-name="T32">Mention that the OzGrav paper is using the same technique to sample from target posterior of higher order modes waveform compared to their poposal first-oprder waveform approximant.</text:span></text:p>
        </text:list-item>
      </text:list>
      <text:p text:style-name="P18"/>
      <text:p text:style-name="P12">Really focus on critical comparison, how is this method similar/different to what’s done before?</text:p>
      <text:p text:style-name="P12">How significant are these results going forward</text:p>
      <text:p text:style-name="P18"/>
      <text:list xml:id="list131558326077125" text:continue-numbering="true" text:style-name="L4">
        <text:list-item>
          <text:p text:style-name="P23">Use the signposting cleverly to introduce comparisons!</text:p>
        </text:list-item>
        <text:list-item>
          <text:p text:style-name="P19">Sign post methods: sections 2 we dicus the metholody of training our model and using Monte Carlo methods to estimate sample likleihoods for a reduced parameter space. And resampling our approximate posterior. </text:p>
        </text:list-item>
        <text:list-item>
          <text:p text:style-name="P19">In Section 3, we present the results our our monte carlo methods and in section 4 we conclude and discus their suitability and significance as a novel pr<text:span text:style-name="T33">o</text:span>of-of concept method of rapid GW PE, <text:span text:style-name="T33">as well as intuitive immediate next steps to improve our methodology. (more updated less-biased SIR algorithm)</text:span> </text:p>
        </text:list-item>
      </text:list>
      <text:p text:style-name="P20"/>
      <text:p text:style-name="P24">In methodology section be INCREDIBLY SPECIFIC, how loing did stuff take, why did It take so long, what choices were made JUSTIFY such as lower batch size due to problems in vit1. Then in results (&amp; discussion) build on this </text:p>
      <text:p text:style-name="P2"/>
      <text:p text:style-name="P79">Clear Head:</text:p>
      <text:p text:style-name="P2"/>
      <text:p text:style-name="P2"/>
      <text:list xml:id="list4088803774" text:style-name="L5">
        <text:list-item>
          <text:p text:style-name="P1">Use phrases “there has been much recent work on…” <text:span text:style-name="T9">NEED TO KEEP IN MIND THAT THE INTRO IS A LIT REVIEW!!!!</text:span></text:p>
        </text:list-item>
        <text:list-item>
          <text:p text:style-name="P1">Section1 is telling a story, section 2,3,4 can be piece-wise but all link together</text:p>
        </text:list-item>
        <text:list-item>
          <text:p text:style-name="P1">Caption – describe feature</text:p>
        </text:list-item>
        <text:list-item>
          <text:p text:style-name="P1">Results – discus/explain feature</text:p>
        </text:list-item>
        <text:list-item>
          <text:p text:style-name="P1">Conclusion – contextualise significance of feature/plot</text:p>
        </text:list-item>
      </text:list>
      <text:p text:style-name="P80">Methodology Structure:</text:p>
      <text:p text:style-name="P29"/>
      <text:p text:style-name="P29">Methodology Part 1 – Model Training</text:p>
      <text:p text:style-name="P29"/>
      <text:p text:style-name="P13">Dont need table of hyper params </text:p>
      <text:p text:style-name="P13">1 paragrpah on cost plot – shows the PROGRESS of training</text:p>
      <text:p text:style-name="P13">1 paragraph on cornerplot – shows the end state of training (maybe dont include the actual word ‘reuslts’?)</text:p>
      <text:p text:style-name="P13"/>
      <text:p text:style-name="P29">Vitamin model was constructed as in figure 1. Detail the differences for {cite hunter’s paper} in prose:</text:p>
      <text:p text:style-name="P29"/>
      <text:p text:style-name="P25">This is another comparison (with paper 1 changing hyperparams) </text:p>
      <text:p text:style-name="P29"/>
      <text:p text:style-name="P29">Need to mention reduced param space (JUSTIFY my choice in 6 params) 1. - flat priors, 2. save time with generating target posterior using slwo dynesty, </text:p>
      <text:p text:style-name="P29">This reduced param space is better suited to a lower dimensional latent space <text:span text:style-name="T34">(we used 6 – 1 for each infered param) – introduce multi modal gaussian mixture model?</text:span></text:p>
      <text:p text:style-name="P29">Because of the complication of Dec prior we negative sky position and thus drop down to 1 detector as we dont care about sky localisation!</text:p>
      <text:p text:style-name="P29"/>
      <text:p text:style-name="P30">Then need to talk about how networks are trained, <text:span text:style-name="T35">equations as cost function, have cross-entropy cost function then into approximate form, with full derivation appendix of paper 1. </text:span><text:span text:style-name="T36">Then introduce KL and Loss function and explain them, them with reference to figure 1 again, </text:span><text:span text:style-name="T37">talk about the difference between training loss and validation loss, which links directly to dots/lines of fig 1.</text:span></text:p>
      <text:p text:style-name="P30"/>
      <text:p text:style-name="P31"><text:span text:style-name="T38">PARAGRAPH ON LOSS PLOT:</text:span> build on this from caption, <text:span text:style-name="T43">things to include:</text:span></text:p>
      <text:list xml:id="list1557966042" text:style-name="L6">
        <text:list-item>
          <text:p text:style-name="P32">Use nice wording from paper1</text:p>
        </text:list-item>
        <text:list-item>
          <text:p text:style-name="P32">Ramp between 10^4 and 10^5 – <text:span text:style-name="T44">dont explain just descirbe, explain in the paragraph!</text:span></text:p>
        </text:list-item>
        <text:list-item>
          <text:p text:style-name="P32">No signs of overfitting</text:p>
        </text:list-item>
        <text:list-item>
          <text:p text:style-name="P32">(Dont include this in caption) The fact that the H curve never flattens is by design</text:p>
        </text:list-item>
      </text:list>
      <text:p text:style-name="P33"/>
      <text:p text:style-name="P33">We deliberatly stopped training after 3 hours to ensure there was sufficient <text:span text:style-name="T45">difference between porposal and target posterior distributions to allow for visible improvement. The end state of this trainging is shown in figure 3. </text:span></text:p>
      <text:p text:style-name="P33"/>
      <text:p text:style-name="P34">We then generated 100k samples and 10k samples from this trained model. Justify this- 100k need a large amnount for resampling (see section {methods:resampling}) and 10k as balance between time limitations of dynesty sampler and sufficient samples to generate a meaningful target posterior.</text:p>
      <text:p text:style-name="P34"/>
      <text:p text:style-name="P36">In this section talk about generating 2 sets of vitamin samples, 5k and 100k from single test waveform. Justifyu these number as the min amount to generate smooth corner plots, and secondary set of samples which allows sufficient resaampling for likelihood reweighting.</text:p>
      <text:p text:style-name="P34"/>
      <text:p text:style-name="P37">PARAGRAPH ON CORNER PLOT: features to note: </text:p>
      <text:list xml:id="list3574059039" text:style-name="L10">
        <text:list-item>
          <text:p text:style-name="P41">100,000 vit samples, 10,000 dynesty samples</text:p>
        </text:list-item>
        <text:list-item>
          <text:p text:style-name="P41">vit is smoother in the 1d</text:p>
        </text:list-item>
        <text:list-item>
          <text:p text:style-name="P41">black is the true values of the params</text:p>
        </text:list-item>
        <text:list-item>
          <text:p text:style-name="P41">Unimodal distributions are well matched</text:p>
        </text:list-item>
        <text:list-item>
          <text:p text:style-name="P41">The multimodal Inclination and Polarisation are not well matched as a consequence <text:span text:style-name="T46">of incomplete training</text:span></text:p>
        </text:list-item>
        <text:list-item>
          <text:p text:style-name="P42">proposal vitamin posterior in red, target dynesty in blue</text:p>
        </text:list-item>
        <text:list-item>
          <text:p text:style-name="P42"><text:soft-page-break/>50% and 90% creditbe intervals contours</text:p>
        </text:list-item>
      </text:list>
      <text:p text:style-name="P29"/>
      <text:p text:style-name="P34">So, to reiterate, the our trained vitam model <text:span text:style-name="T47">recreates unimodal well but struggled with multimodal due to deliberate insufficent training resulting in significant over and under smapled regions in polar and inc for proposal compared to target.</text:span></text:p>
      <text:p text:style-name="P82">Methods Part 2 – Likelihood estimates</text:p>
      <text:p text:style-name="P44"/>
      <text:p text:style-name="P46">I think I need to be more specific here!!!</text:p>
      <text:p text:style-name="P44"/>
      <text:p text:style-name="P46">Start by giving equations (keep specific) in a purely theoretical manner</text:p>
      <text:p text:style-name="P44"/>
      <text:list xml:id="list1024964819" text:style-name="L11">
        <text:list-item>
          <text:p text:style-name="P47">Monte Carlo methods give us a way to estimate hard to compute expectation values <text:span text:style-name="T48">of continous functions</text:span> by iteratively sampling and summing to a mean. <text:span text:style-name="T48">{ref SIR1}</text:span></text:p>
        </text:list-item>
        <text:list-item>
          <text:p text:style-name="P43">Presenting proposal posterior in its integral form we can express this <text:span text:style-name="T49">as an expectation value</text:span></text:p>
        </text:list-item>
        <text:list-item>
          <text:p text:style-name="P45">And so we can implement Monte Carlo approximation to estimate the posterior at a single point in parameter space, x_i is a single output proposal sample from our trained network</text:p>
        </text:list-item>
      </text:list>
      <text:p text:style-name="P46"/>
      <text:p text:style-name="P48">Due to our selective choice of paramesters with acceptable uniform priors, it is striaght forward to assign this posterior estimate to be <text:span text:style-name="T50">also an estimate for the likelihood due to our disregard for normalisation constants (equation 2). It is also worth to note that as likelihood claculations usually invlove exponentials, it is common practical to experss them in their natural log to allow likelihoods of independent params to be combined by summing rather than product. (link to likelihood equation in intro)</text:span></text:p>
      <text:p text:style-name="P46"/>
      <text:p text:style-name="P46">Now talk through the process and JUSTIFY decisions</text:p>
      <text:p text:style-name="P46">Need to talk through the flowchart fig. 4. </text:p>
      <text:p text:style-name="P46">Define z_eff as effective batch size here,</text:p>
      <text:p text:style-name="P46"/>
      <text:p text:style-name="P54"><text:span text:style-name="T39">PARAGRAPH ON </text:span><text:span text:style-name="T40">MONTE FLOWCHART</text:span><text:span text:style-name="T39">:</text:span></text:p>
      <text:list xml:id="list1046009575" text:style-name="L12">
        <text:list-item>
          <text:p text:style-name="P35">Flowchart of Monte Carlo likelihood estimation of a single proposal posterior sample. </text:p>
        </text:list-item>
        <text:list-item>
          <text:p text:style-name="P35">Go through each step</text:p>
        </text:list-item>
        <text:list-item>
          <text:p text:style-name="P35">Say that N in the batch size, needs to be big to outweight the stochastic nature of MC smapling, link to equations mentioned earlier in this section</text:p>
        </text:list-item>
        <text:list-item>
          <text:p text:style-name="P53"><text:span text:style-name="T51">MC batch can be repeated R times to </text:span><text:span text:style-name="T52">make </text:span><text:span text:style-name="T51">z_eff NR</text:span></text:p>
        </text:list-item>
        <text:list-item>
          <text:p text:style-name="P53"><text:span text:style-name="T51">x_i is single sample and this is repeatedfor the desired number of proposal posterior samples.</text:span></text:p>
        </text:list-item>
      </text:list>
      <text:p text:style-name="P46"/>
      <text:p text:style-name="P46"/>
      <text:p text:style-name="P48">When talking through the flowchart talk about N is the zbatch and we want as high as possible overcome the stochastic nature of the Monte Carlo sampling, however this is hardware limited, we found our top of the line <text:s/><text:span text:style-name="T53">Tesal V100x 32 gb GPU </text:span>maxed out at a N=65,000 so to increase this further we repeated the Monte Carlo Batch stage (noted as the red square in fig 4) in series R times to give an effective batch size of zj sample z_eff of N*R as the 32 Gb GPU was not always available. This whole process was then looped in series for the number of required input samples from Vitamin.</text:p>
      <text:p text:style-name="P48"/>
      <text:p text:style-name="P48">From vitamin 5000 and 100,000 samples were generated and stored. <text:span text:style-name="T54">Stress that we have 2 sepearet sample runs for our single test waveform.</text:span> 5000 comes from the minimum number to give smooth informative corner plots and 100,000 accounts for resampling ratio discussed in section {methods:resampling}.</text:p>
      <text:p text:style-name="P46"/>
      <text:p text:style-name="P26">When should I introduce our actual zbatch here, in this methods section or in results before the hists figure, I need to talk about 5000 samples case and 100,000 samples case.</text:p>
      <text:p text:style-name="P49"/>
      <text:p text:style-name="P27">In the results section on reproducibility, link back to these hardware limitations on batch size and say ‘as well as the hardware limitations explained in secitont{methods:monte} we experienced software limitations. The version of Vitamin presented in paper 1 is run on tensorflow 1 {cite <text:soft-page-break/>tensorflow pap} <text:span text:style-name="T55">this outdated software caused some logistical problems that limited the quality of these initial results. MOTIVATE/JUSTIFY the use of tf1 – the complex tf.distribution package allows complex dists for r2 network params</text:span></text:p>
      <text:p text:style-name="P27"/>
      <text:p text:style-name="P54">We faced a software limitation throughout this process which in turn limits the quality of our results set out in section{results}. As the <text:span text:style-name="T56">version of Vitamin presented in paper 1 (and in this paper) is written on tf1 {cite} this outdated software is full of bugs. 1. Data leak limiting batch size, 2. binning of logprobs due to complex tf.distribution frameworks which deviated from nice gaussian</text:span></text:p>
      <text:p text:style-name="P38">Only talk about the data leak here, (binning in rsults{repro}), <text:span text:style-name="T57">but start the dialogue that there are hard ware and software limitations</text:span></text:p>
      <text:p text:style-name="P38"/>
      <text:p text:style-name="P50">Due to hardware/software limitions (only mem leak) for the 5000 samples we were able to generate loglikes with z_eff 260,000 whereas for our 100,000 case – as even at this low rate, we were peaking at over 64 Gb of allocated memory on a 64 core machine.</text:p>
      <text:p text:style-name="P82">Methods Part <text:span text:style-name="T49">3</text:span> – Likelihood <text:span text:style-name="T49">Reweighting</text:span></text:p>
      <text:p text:style-name="P44"/>
      <text:p text:style-name="P51">Basic implementaion of an application of likelihood estimation – likelihood rewighting. This involves using SIR a MC approx of the general IS following closely the methodology used in {OxGrav}.</text:p>
      <text:p text:style-name="P44"/>
      <text:p text:style-name="P44"/>
      <text:p text:style-name="P49">Note really need to stress that this is a proof-of-concept application for our method, very basic non-rigourous aproach (hence we didn’t ewven use the improved less-biased SIR method {cite SIR 3}</text:p>
      <text:p text:style-name="P49">Need to give good equations here and quote the sampling ratio of 20</text:p>
      <text:p text:style-name="P49"/>
      <text:p text:style-name="P54"><text:span text:style-name="T58">Start with what importance sampling is, what thye goal of it is, then introduce SIR as a monte carlo approximation of IS (</text:span><text:span text:style-name="T14">Need to decide the right notation (consistent) for proposal likelihood and target likelihoods</text:span><text:span text:style-name="T58">) </text:span><text:span text:style-name="T54">comapre with ozgrav process and state the best sampling ratio is 20 from {ref:SIR} but mention how this could be played around with in future</text:span></text:p>
      <text:p text:style-name="P54"/>
      <text:p text:style-name="P52">Talk it through and motivate it conceptually, then start equations.</text:p>
      <text:p text:style-name="P52"/>
      <text:p text:style-name="P54"><text:span text:style-name="T58">How is likleihood dynesty calculated from our vitamin samples ,</text:span><text:span text:style-name="T54">the same way for 5000 and 100,000 (2 seperate sample runs) – BILBY – </text:span><text:span text:style-name="T59">using the frequency domain strain data of our noisy waveform as input, using the same IMRPhenompv2 waveform generator</text:span><text:span text:style-name="T54"> {ref (unless already ref’d in the intro..)}</text:span><text:span text:style-name="T14">(Now that I think about it, could just do the 5,000 on the highest batchsize <text:s/>one after the other (would take days but would see if it would fix the flat distance)) </text:span></text:p>
      <text:p text:style-name="P54"><text:span text:style-name="T14"/></text:p>
      <text:p text:style-name="P28">Not 100% how to end this section but I think that’s everything that needs covered...</text:p>
      <text:p text:style-name="P84"><text:span text:style-name="T60">Results</text:span><text:span text:style-name="T61"> structure: </text:span></text:p>
      <text:p text:style-name="P6"/>
      <text:p text:style-name="P7"><text:span text:style-name="T62">Results</text:span> Part 1 – <text:span text:style-name="T62">Self Consistency</text:span></text:p>
      <text:p text:style-name="P7"/>
      <text:p text:style-name="P39">PARAGRAPH ON SELF CONSIST PLOT:</text:p>
      <text:list xml:id="list87567990" text:style-name="L13">
        <text:list-item>
          <text:p text:style-name="P58">5000 SAMPLES</text:p>
        </text:list-item>
        <text:list-item>
          <text:p text:style-name="P58">50/90 INTERVAL</text:p>
        </text:list-item>
        <text:list-item>
          <text:p text:style-name="P58">GREEN ARE THE highest 500, red are the lowest 500 scattered on vitamin contour</text:p>
        </text:list-item>
        <text:list-item>
          <text:p text:style-name="P58">Shows expected behaviour that high likelihoods are mainly in the centre of the contour whereas low likelihoods are found in the wings. </text:p>
        </text:list-item>
        <text:list-item>
          <text:p text:style-name="P58">The vertical lines in the 1d axes represent the highest and lowest likelihood overall.</text:p>
        </text:list-item>
        <text:list-item>
          <text:p text:style-name="P58">Talk about the 1d case and 2d case</text:p>
        </text:list-item>
        <text:list-item>
          <text:p text:style-name="P58">where does the 1d fail – the 2 mulitmodal dists thatvit isnt well trained on – can be explained by incomplete training again.</text:p>
        </text:list-item>
      </text:list>
      <text:p text:style-name="P6"/>
      <text:p text:style-name="P77"><text:span text:style-name="T62">Results</text:span> Part <text:span text:style-name="T62">2 </text:span>– <text:span text:style-name="T62">Reproducibility</text:span></text:p>
      <text:p text:style-name="P7"/>
      <text:p text:style-name="P54"><text:span text:style-name="T39">PARAGRAPH ON </text:span><text:span text:style-name="T41">HISTS PLOT</text:span><text:span text:style-name="T39">:</text:span></text:p>
      <text:list xml:id="list3938685572" text:style-name="L17">
        <text:list-item>
          <text:p text:style-name="P59">Explain why the two extrema are highlighted</text:p>
        </text:list-item>
        <text:list-item>
          <text:p text:style-name="P59">Why this range of batch sizes and no more (data lim, and lower means more stochastic so there becomes a significant neagtive skew to the data – the binning is much worse for lower batch sizes, ity is the binning that causes the negative skew)</text:p>
        </text:list-item>
        <text:list-item>
          <text:p text:style-name="P62">5000 samples</text:p>
        </text:list-item>
      </text:list>
      <text:p text:style-name="P61"/>
      <text:p text:style-name="P61">Introduce binning in this section, <text:span text:style-name="T63">no earlier – </text:span><text:span text:style-name="T64">binning comes from the complex tf.distribution stuff, </text:span></text:p>
      <text:p text:style-name="P61"/>
      <text:p text:style-name="P61">Desribe the process of error analysis of fitting normal dists to the hists in fig 6 </text:p>
      <text:p text:style-name="P61"/>
      <text:p text:style-name="P64">2 forms of scatter, 1 from error (shwon in hists plot) and 2 from discrepency between vitasmin and bilby. The second can be limited by completing training until the multimodal params are well fitted, the first can be limited with higher batchsize</text:p>
      <text:p text:style-name="P61"/>
      <text:p text:style-name="P54"><text:span text:style-name="T39">PARAGRAPH ON </text:span><text:span text:style-name="T41">SCATTER PLOTS (LONG – LOTS TO TALK ABOUT)</text:span><text:span text:style-name="T39">:</text:span></text:p>
      <text:list xml:id="list1773763064" text:style-name="L18">
        <text:list-item>
          <text:p text:style-name="P60">Even at the highest batch size there is <text:span text:style-name="T65">binning</text:span></text:p>
        </text:list-item>
        <text:list-item>
          <text:p text:style-name="P63">5000 samples</text:p>
        </text:list-item>
        <text:list-item>
          <text:p text:style-name="P63">How were the dynesty loglikes evaluated (where do I mention this, needs to be beofre as I need them for the likleihood reweighting methods scetion)</text:p>
        </text:list-item>
        <text:list-item>
          <text:p text:style-name="P65">density contour shows 50 and 68% intervals (1-\sigma)</text:p>
        </text:list-item>
        <text:list-item>
          <text:p text:style-name="P65">continue discussion on binning</text:p>
        </text:list-item>
        <text:list-item>
          <text:p text:style-name="P65">top axis LHS shows the 2 indepent runs overlaid on the same set of 5000 vitamin samples</text:p>
        </text:list-item>
        <text:list-item>
          <text:p text:style-name="P55">LHS isolates the first type of scatter from finite batch size (even at higher batch size, binning is minimised but still apparent). RHS has both sources of scatter, finite bacth size and discrepnecy between target and proposal posterior dists.</text:p>
        </text:list-item>
      </text:list>
      <text:p text:style-name="P64"/>
      <text:p text:style-name="P64"/>
      <text:p text:style-name="P57">Does it pass the reproducibility test? - unsure as a full proper quyantitative error analysis is not yet possible due to binning preventing gaussian fits of lower batch sizes and </text:p>
      <text:p text:style-name="P57"/>
      <text:p text:style-name="P57">The goal is to get loglikelihood with +- 0.1 to fit in with industry standards in BILBY and LALInference.</text:p>
      <text:p text:style-name="P83">Results Part 3 – Likelihood Reweighting</text:p>
      <text:p text:style-name="P67"/>
      <text:p text:style-name="P54"><text:span text:style-name="T39">PARAGRAPH ON </text:span><text:span text:style-name="T42">RESAMPLED CORNER PLOT</text:span><text:span text:style-name="T39">:</text:span></text:p>
      <text:list xml:id="list1567151327" text:style-name="L19">
        <text:list-item>
          <text:p text:style-name="P66">First setence is stating what is plotted with what. Full corner plot of 6 params, see table {params}</text:p>
        </text:list-item>
        <text:list-item>
          <text:p text:style-name="P66">5000 reweighted samples with 10000 dynesty and 100,000 proposal</text:p>
        </text:list-item>
        <text:list-item>
          <text:p text:style-name="P66">50,90 credible</text:p>
        </text:list-item>
        <text:list-item>
          <text:p text:style-name="P66">black = xtruths</text:p>
        </text:list-item>
        <text:list-item>
          <text:p text:style-name="P66">resampled does a better job at matxching the mulitmodal dists but gives an uninformative distance posterior. <text:span text:style-name="T64">(Don’t explain, just describe)</text:span></text:p>
        </text:list-item>
        <text:list-item>
          <text:p text:style-name="P56">Has succeeded in matching the tafrget posterior more – success</text:p>
        </text:list-item>
      </text:list>
      <text:p text:style-name="P57"/>
      <text:p text:style-name="P57">Explain the flat distance post. Link back to hists fig and show the larger error </text:p>
      <text:p text:style-name="P81">Conclusion<text:span text:style-name="T66">s</text:span> structure:</text:p>
      <text:p text:style-name="P4"/>
      <text:p text:style-name="P75">First paragraph run through a once over recap of the project </text:p>
      <text:p text:style-name="P75"/>
      <text:p text:style-name="P76">Have commented on the place of these findings in the context of other similar papers….(make sure and link back to the comparatice nature of this entire thing ITS A LIT REV AFTER ALL)</text:p>
      <text:p text:style-name="P75"/>
      <text:p text:style-name="P40"><text:span text:style-name="T62">S</text:span>UCCESSES:</text:p>
      <text:list xml:id="list1602261928" text:style-name="L21">
        <text:list-item>
          <text:p text:style-name="P71">generated likelihoods that pass self consistency test</text:p>
        </text:list-item>
        <text:list-item>
          <text:p text:style-name="P68">reweighted proposal posterior samples from an incompletely trained approximate model to produce samples that better matched the target post with a much better sampling of mulimodal dimension </text:p>
        </text:list-item>
      </text:list>
      <text:p text:style-name="P40"/>
      <text:p text:style-name="P40">SHORTCOMING<text:span text:style-name="T62">:</text:span></text:p>
      <text:list xml:id="list223028380" text:style-name="L24">
        <text:list-item>
          <text:p text:style-name="P72">takes 6 hours</text:p>
        </text:list-item>
        <text:list-item>
          <text:p text:style-name="P72">the flat distance post <text:span text:style-name="T66">(consequence of small batch size for large )</text:span></text:p>
        </text:list-item>
        <text:list-item>
          <text:p text:style-name="P69">due to tf1 we could only run the 100,000 sample loglike run on </text:p>
        </text:list-item>
      </text:list>
      <text:p text:style-name="P75"/>
      <text:p text:style-name="P75"><text:span text:style-name="T38">SIGNIFICANCE</text:span><text:span text:style-name="T39">:</text:span></text:p>
      <text:list xml:id="list2646062724" text:style-name="L25">
        <text:list-item>
          <text:p text:style-name="P73">first of its kind</text:p>
        </text:list-item>
      </text:list>
      <text:p text:style-name="P75"/>
      <text:p text:style-name="P75"/>
      <text:p text:style-name="P40">FUTURE WORK/GOALS:</text:p>
      <text:list xml:id="list3038212616" text:style-name="L26">
        <text:list-item>
          <text:p text:style-name="P74">+-1 log_loglikelihood error from reproducible tests</text:p>
        </text:list-item>
        <text:list-item>
          <text:p text:style-name="P74">use similar methods to extend Vitamin versatility further in the absence of normalisation of Bayes’ theorem, can calculate the Bayes factor as the likleihood ratio of the evidence of competing models...still dont really get why this is that important…</text:p>
        </text:list-item>
        <text:list-item>
          <text:p text:style-name="P70">expand to full 15 pars – need to allow for non-flat prior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3:14:50.596058923</meta:creation-date>
    <meta:generator>LibreOffice/6.4.6.2$Linux_X86_64 LibreOffice_project/40$Build-2</meta:generator>
    <dc:date>2021-03-23T13:15:57.755725843</dc:date>
    <meta:editing-duration>PT1M7S</meta:editing-duration>
    <meta:editing-cycles>1</meta:editing-cycles>
    <meta:document-statistic meta:table-count="0" meta:image-count="0" meta:object-count="0" meta:page-count="14" meta:paragraph-count="151" meta:word-count="3136" meta:character-count="18741" meta:non-whitespace-character-count="15764"/>
  </office:meta>
</office:document-meta>
</file>